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5.24pt"/>
    </style:style>
    <style:style style:name="co2" style:family="table-column">
      <style:table-column-properties fo:break-before="auto" style:column-width="47.4pt"/>
    </style:style>
    <style:style style:name="co3" style:family="table-column">
      <style:table-column-properties fo:break-before="auto" style:column-width="41.8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h" table:style-name="ta1">
        <table:shapes>
          <draw:frame draw:z-index="0" draw:style-name="gr1" draw:text-style-name="P1" svg:width="453.2pt" svg:height="255.12pt" svg:x="37.59pt" svg:y="84.76pt">
            <loext:p draw:notify-on-update-of-ranges="2h.A1:2h.A1 2h.B1:2h.F1 2h.A2:2h.A2 2h.B2:2h.F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17pt" svg:height="255.12pt" svg:x="511.09pt" svg:y="82.09pt">
            <loext:p draw:notify-on-update-of-ranges="2h.A1:2h.A1 2h.B1:2h.F1 2h.A3:2h.A3 2h.B3:2h.F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2pt" svg:height="255.12pt" svg:x="36.71pt" svg:y="365.44pt">
            <loext:p draw:notify-on-update-of-ranges="2h.A1:2h.A1 2h.B1:2h.F1 2h.A4:2h.A4 2h.B4:2h.F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s</text:p>
          </table:table-cell>
        </table:table-row>
        <table:table-row table:style-name="ro1">
          <table:table-cell office:value-type="string" calcext:value-type="string">
            <text:p>Tiempo ejecución</text:p>
          </table:table-cell>
          <table:table-cell office:value-type="float" office:value="1286061" calcext:value-type="float">
            <text:p>1286061</text:p>
          </table:table-cell>
          <table:table-cell office:value-type="float" office:value="212114" calcext:value-type="float">
            <text:p>212114</text:p>
          </table:table-cell>
          <table:table-cell office:value-type="float" office:value="217164" calcext:value-type="float">
            <text:p>217164</text:p>
          </table:table-cell>
          <table:table-cell office:value-type="float" office:value="58194" calcext:value-type="float">
            <text:p>58194</text:p>
          </table:table-cell>
          <table:table-cell office:value-type="float" office:value="219734" calcext:value-type="float">
            <text:p>219734</text:p>
          </table:table-cell>
        </table:table-row>
        <table:table-row table:style-name="ro1">
          <table:table-cell office:value-type="string" calcext:value-type="string">
            <text:p>Tamaño c. objeto</text:p>
          </table:table-cell>
          <table:table-cell office:value-type="float" office:value="3112" calcext:value-type="float">
            <text:p>3112</text:p>
          </table:table-cell>
          <table:table-cell office:value-type="float" office:value="2840" calcext:value-type="float">
            <text:p>2840</text:p>
          </table:table-cell>
          <table:table-cell office:value-type="float" office:value="3072" calcext:value-type="float">
            <text:p>3072</text:p>
          </table:table-cell>
          <table:table-cell office:value-type="float" office:value="3440" calcext:value-type="float">
            <text:p>3440</text:p>
          </table:table-cell>
          <table:table-cell office:value-type="float" office:value="2968" calcext:value-type="float">
            <text:p>2968</text:p>
          </table:table-cell>
        </table:table-row>
        <table:table-row table:style-name="ro1">
          <table:table-cell office:value-type="string" calcext:value-type="string">
            <text:p>Tamaño static bin</text:p>
          </table:table-cell>
          <table:table-cell office:value-type="float" office:value="882368" calcext:value-type="float">
            <text:p>882368</text:p>
          </table:table-cell>
          <table:table-cell table:number-columns-repeated="4" office:value-type="float" office:value="882416" calcext:value-type="float">
            <text:p>8824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14T10:25:10.889988133</dc:date>
    <meta:editing-duration>PT5M43S</meta:editing-duration>
    <meta:editing-cycles>1</meta:editing-cycles>
    <meta:document-statistic meta:table-count="1" meta:cell-count="24" meta:object-count="3"/>
    <meta:generator>LibreOffice/5.0.2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9cm" svg:height="9.001cm" xlink:href=".." xlink:type="simple" chart:class="chart:line" chart:style-name="ch1">
        <chart:legend chart:legend-position="end" svg:x="11.908cm" svg:y="4.202cm" style:legend-expansion="high" chart:style-name="ch2"/>
        <chart:plot-area chart:style-name="ch3" table:cell-range-address="2h.A1:2h.F2" chart:data-source-has-labels="both" svg:x="0.319cm" svg:y="0.18cm" svg:width="11.27cm" svg:height="8.641cm">
          <chartooo:coordinate-region svg:x="1.749cm" svg:y="0.378cm" svg:width="9.414cm" svg:height="7.799cm"/>
          <chart:axis chart:dimension="x" chart:name="primary-x" chart:style-name="ch4" chartooo:axis-type="auto">
            <chartooo:date-scale/>
            <chart:categories table:cell-range-address="2h.B1:2h.F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2h.B2:2h.F2" chart:label-cell-address="2h.A2:2h.A2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0</text:p>
                <draw:g>
                  <svg:desc>2h.B1:2h.F1</svg:desc>
                </draw:g>
              </table:table-cell>
              <table:table-cell office:value-type="string">
                <text:p>O1</text:p>
              </table:table-cell>
              <table:table-cell office:value-type="string">
                <text:p>O2</text:p>
              </table:table-cell>
              <table:table-cell office:value-type="string">
                <text:p>O3</text:p>
              </table:table-cell>
              <table:table-cell office:value-type="string">
                <text:p>Os</text:p>
              </table:table-cell>
            </table:table-row>
          </table:table-header-rows>
          <table:table-rows>
            <table:table-row>
              <table:table-cell office:value-type="string">
                <text:p>Tiempo ejecución</text:p>
                <draw:g>
                  <svg:desc>2h.A2:2h.A2</svg:desc>
                </draw:g>
              </table:table-cell>
              <table:table-cell office:value-type="float" office:value="1286061">
                <text:p>1286061</text:p>
                <draw:g>
                  <svg:desc>2h.B2:2h.F2</svg:desc>
                </draw:g>
              </table:table-cell>
              <table:table-cell office:value-type="float" office:value="212114">
                <text:p>212114</text:p>
              </table:table-cell>
              <table:table-cell office:value-type="float" office:value="217164">
                <text:p>217164</text:p>
              </table:table-cell>
              <table:table-cell office:value-type="float" office:value="58194">
                <text:p>58194</text:p>
              </table:table-cell>
              <table:table-cell office:value-type="float" office:value="219734">
                <text:p>2197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8cm" svg:height="9.001cm" xlink:href=".." xlink:type="simple" chart:class="chart:line" chart:style-name="ch1">
        <chart:legend chart:legend-position="end" svg:x="11.998cm" svg:y="4.202cm" style:legend-expansion="high" chart:style-name="ch2"/>
        <chart:plot-area chart:style-name="ch3" table:cell-range-address="2h.A1:2h.F1 2h.A3:2h.F3" chart:data-source-has-labels="both" svg:x="0.319cm" svg:y="0.18cm" svg:width="11.36cm" svg:height="8.641cm">
          <chartooo:coordinate-region svg:x="1.356cm" svg:y="0.378cm" svg:width="10.094cm" svg:height="7.799cm"/>
          <chart:axis chart:dimension="x" chart:name="primary-x" chart:style-name="ch4" chartooo:axis-type="auto">
            <chartooo:date-scale/>
            <chart:categories table:cell-range-address="2h.B1:2h.F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2h.B3:2h.F3" chart:label-cell-address="2h.A3:2h.A3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0</text:p>
                <draw:g>
                  <svg:desc>2h.B1:2h.F1</svg:desc>
                </draw:g>
              </table:table-cell>
              <table:table-cell office:value-type="string">
                <text:p>O1</text:p>
              </table:table-cell>
              <table:table-cell office:value-type="string">
                <text:p>O2</text:p>
              </table:table-cell>
              <table:table-cell office:value-type="string">
                <text:p>O3</text:p>
              </table:table-cell>
              <table:table-cell office:value-type="string">
                <text:p>Os</text:p>
              </table:table-cell>
            </table:table-row>
          </table:table-header-rows>
          <table:table-rows>
            <table:table-row>
              <table:table-cell office:value-type="string">
                <text:p>Tamaño c. objeto</text:p>
                <draw:g>
                  <svg:desc>2h.A3:2h.A3</svg:desc>
                </draw:g>
              </table:table-cell>
              <table:table-cell office:value-type="float" office:value="3112">
                <text:p>3112</text:p>
                <draw:g>
                  <svg:desc>2h.B3:2h.F3</svg:desc>
                </draw:g>
              </table:table-cell>
              <table:table-cell office:value-type="float" office:value="2840">
                <text:p>2840</text:p>
              </table:table-cell>
              <table:table-cell office:value-type="float" office:value="3072">
                <text:p>3072</text:p>
              </table:table-cell>
              <table:table-cell office:value-type="float" office:value="3440">
                <text:p>3440</text:p>
              </table:table-cell>
              <table:table-cell office:value-type="float" office:value="2968">
                <text:p>29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9cm" svg:height="9.001cm" xlink:href=".." xlink:type="simple" chart:class="chart:line" chart:style-name="ch1">
        <chart:legend chart:legend-position="end" svg:x="11.939cm" svg:y="4.202cm" style:legend-expansion="high" chart:style-name="ch2"/>
        <chart:plot-area chart:style-name="ch3" table:cell-range-address="2h.A1:2h.F1 2h.A4:2h.F4" chart:data-source-has-labels="both" svg:x="0.319cm" svg:y="0.18cm" svg:width="11.301cm" svg:height="8.641cm">
          <chartooo:coordinate-region svg:x="1.749cm" svg:y="0.378cm" svg:width="9.642cm" svg:height="7.799cm"/>
          <chart:axis chart:dimension="x" chart:name="primary-x" chart:style-name="ch4" chartooo:axis-type="auto">
            <chartooo:date-scale/>
            <chart:categories table:cell-range-address="2h.B1:2h.F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2h.B4:2h.F4" chart:label-cell-address="2h.A4:2h.A4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0</text:p>
                <draw:g>
                  <svg:desc>2h.B1:2h.F1</svg:desc>
                </draw:g>
              </table:table-cell>
              <table:table-cell office:value-type="string">
                <text:p>O1</text:p>
              </table:table-cell>
              <table:table-cell office:value-type="string">
                <text:p>O2</text:p>
              </table:table-cell>
              <table:table-cell office:value-type="string">
                <text:p>O3</text:p>
              </table:table-cell>
              <table:table-cell office:value-type="string">
                <text:p>Os</text:p>
              </table:table-cell>
            </table:table-row>
          </table:table-header-rows>
          <table:table-rows>
            <table:table-row>
              <table:table-cell office:value-type="string">
                <text:p>Tamaño static bin</text:p>
                <draw:g>
                  <svg:desc>2h.A4:2h.A4</svg:desc>
                </draw:g>
              </table:table-cell>
              <table:table-cell office:value-type="float" office:value="882368">
                <text:p>882368</text:p>
                <draw:g>
                  <svg:desc>2h.B4:2h.F4</svg:desc>
                </draw:g>
              </table:table-cell>
              <table:table-cell office:value-type="float" office:value="882416">
                <text:p>882416</text:p>
              </table:table-cell>
              <table:table-cell office:value-type="float" office:value="882416">
                <text:p>882416</text:p>
              </table:table-cell>
              <table:table-cell office:value-type="float" office:value="882416">
                <text:p>882416</text:p>
              </table:table-cell>
              <table:table-cell office:value-type="float" office:value="882416">
                <text:p>8824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